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ans" officeooo:rsid="00016ded" officeooo:paragraph-rsid="00016ded"/>
    </style:style>
    <style:style style:name="P2" style:family="paragraph" style:parent-style-name="Standard">
      <style:text-properties style:font-name="Liberation Sans" officeooo:rsid="00006464" officeooo:paragraph-rsid="00006464"/>
    </style:style>
    <style:style style:name="P3" style:family="paragraph" style:parent-style-name="Footer">
      <style:paragraph-properties fo:text-align="center" style:justify-single-word="false"/>
    </style:style>
    <style:style style:name="P4" style:family="paragraph" style:parent-style-name="Text_20_body">
      <style:text-properties officeooo:rsid="00016ded" officeooo:paragraph-rsid="00016ded"/>
    </style:style>
    <style:style style:name="P5" style:family="paragraph" style:parent-style-name="Standard">
      <style:text-properties officeooo:rsid="00006464" officeooo:paragraph-rsid="00006464"/>
    </style:style>
    <style:style style:name="P6" style:family="paragraph" style:parent-style-name="Text_20_body">
      <style:text-properties fo:font-weight="normal" officeooo:rsid="00016ded" officeooo:paragraph-rsid="00016ded" style:font-weight-asian="normal" style:font-weight-complex="normal"/>
    </style:style>
    <style:style style:name="P7" style:family="paragraph" style:parent-style-name="Text_20_body">
      <style:text-properties fo:font-weight="normal" officeooo:rsid="00020e56" officeooo:paragraph-rsid="00020e56" style:font-weight-asian="normal" style:font-weight-complex="normal"/>
    </style:style>
    <style:style style:name="P8" style:family="paragraph" style:parent-style-name="Standard">
      <style:text-properties style:font-name="Liberation Sans" fo:font-weight="normal" officeooo:rsid="00006464" officeooo:paragraph-rsid="00006464" style:font-weight-asian="normal" style:font-weight-complex="normal"/>
    </style:style>
    <style:style style:name="P9" style:family="paragraph" style:parent-style-name="Heading_20_1">
      <style:text-properties officeooo:rsid="00016ded" officeooo:paragraph-rsid="00016ded"/>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Text_20_body">
      <style:text-properties fo:font-style="normal" fo:font-weight="normal" officeooo:rsid="00016ded" officeooo:paragraph-rsid="00016ded" style:font-style-asian="normal" style:font-weight-asian="normal" style:font-style-complex="normal" style:font-weight-complex="normal"/>
    </style:style>
    <style:style style:name="P13" style:family="paragraph" style:parent-style-name="Text_20_body">
      <style:text-properties officeooo:rsid="00016ded" officeooo:paragraph-rsid="00058434"/>
    </style:style>
    <style:style style:name="P14" style:family="paragraph" style:parent-style-name="Text_20_body">
      <style:text-properties fo:font-weight="normal" officeooo:rsid="00016ded" officeooo:paragraph-rsid="00016ded" style:font-weight-asian="normal" style:font-weight-complex="normal"/>
    </style:style>
    <style:style style:name="P15" style:family="paragraph" style:parent-style-name="Text_20_body">
      <style:text-properties fo:font-weight="normal" officeooo:rsid="00016ded" officeooo:paragraph-rsid="0006e1c8"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officeooo:rsid="0003f135"/>
    </style:style>
    <style:style style:name="T7" style:family="text">
      <style:text-properties officeooo:rsid="00058434"/>
    </style:style>
    <style:style style:name="T8" style:family="text">
      <style:text-properties officeooo:rsid="000626dc"/>
    </style:style>
    <style:style style:name="T9" style:family="text">
      <style:text-properties officeooo:rsid="0006e1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 text:is-list-header="true">#1 [Percival]</text:h>
      <text:p text:style-name="P13"><text:line-break/><text:span text:style-name="T7">Hello. My name is Percival.</text:span></text:p>
      <text:p text:style-name="P13">Doubleplusgood antenoon <text:span text:style-name="T7">to you all</text:span>, <text:span text:style-name="T6">brothers</text:span>.</text:p>
      <text:p text:style-name="P4"><text:span text:style-name="T8">This time round,</text:span> I have been hired by The Powers That Be to deliver today’s daymessage, reminding all of you about the Two Fundamental Laws.</text:p>
      <text:p text:style-name="P4">Oh, right, yes, yes. Ahem! [<text:span text:style-name="T3">with ceremony]</text:span> Daymessage proceeding!</text:p>
      <text:p text:style-name="P4">Number one – Obey, comply, fullwise goodthink, bellyfeel patriotism, yadda yadda yadda.</text:p>
      <text:p text:style-name="P4">Number two – <text:span text:style-name="T1">DO NOT! ATTEMPT! PLACING! STICKERS! ANYWHERE! WE DO NOT LIKE STICKERS! THEY’RE A PAIN TO CLEAN UP! DO! NOT!</text:span></text:p>
      <text:p text:style-name="P6">[<text:span text:style-name="T3">act worn out post outburst, take a moment to calm down</text:span>]</text:p>
      <text:p text:style-name="P6">Oh, right.</text:p>
      <text:p text:style-name="P6">Postdaymessage. Doubleplusgood day!</text:p>
      <text:p text:style-name="P6"/>
      <text:h text:style-name="P11" text:outline-level="2">#2 [Percival (again)]</text:h>
      <text:p text:style-name="P6"><text:span text:style-name="T9">Hello. </text:span>My name, of course, is still Percival.</text:p>
      <text:p text:style-name="P15">Good antenoon, brothers! </text:p>
      <text:p text:style-name="P6">Daymessage proceeding.</text:p>
      <text:p text:style-name="P6">So, I haven’t been given a script this time. But I know what you’re thinking.</text:p>
      <text:p text:style-name="P6">“<text:span text:style-name="T3">Oh golly gee, Percival, why are you now speaking to us via the vidscreen? Didn’t the developer indicate a willingness to retire you after leaving you out of Committy last year?</text:span><text:span text:style-name="T4">”</text:span></text:p>
      <text:p text:style-name="P12">Well, dear citizen, as you know perfectly well, the Committy collapsed shortly after it was established, because nobody could agree on anything!</text:p>
      <text:p text:style-name="P6"><text:span text:style-name="T4">But, from that dark chaos of raw [</text:span><text:span text:style-name="T3">sarcastic</text:span><text:span text:style-name="T4">] dEmOcRaCy, came the guiding light of The Powers That Be. We do not need to worry any more about buttons, or space rocks, or tortoises, or democracy any more – now that we have The Powers That Be to guide us!</text:span></text:p>
      <text:p text:style-name="P6"><text:span text:style-name="T4">All we have to do is not think too much, to obey, to comply, and to </text:span><text:span text:style-name="T5">NOT PLACE ANY MORE GOSH DARN DOUBLEPLUSUNGOOD PROPCRIMEFUL STICKERS ALL OVER THE PLACE GOSH DARN IT! DO YOU HAVE ANY IDEA HOW MUCH IT COSTS FOR US TO CLEAN THEM UP BEFORE SOMEONE SEES THEM AND STARTS THINKING TOO HARD ABOUT THE CURRENT STATE OF AFFAIRS LIKE SERIOUSLY STOP IT!</text:span></text:p>
      <text:p text:style-name="P6"><text:span text:style-name="T4">[</text:span><text:span text:style-name="T3">calm down, then realization</text:span><text:span text:style-name="T4">]</text:span></text:p>
      <text:p text:style-name="P12">Wait what I wasn’t meant to say that out loud? And we’re live?</text:p>
      <text:p text:style-name="P12">Oh.</text:p>
      <text:p text:style-name="P12">My name was Percival.</text:p>
      <text:p text:style-name="P12">Postdaymessage. Ungood day. </text:p>
      <text:h text:style-name="P10" text:outline-level="1">#3 [Newsreader voice, official vibes]</text:h>
      <text:p text:style-name="P7">[<text:span text:style-name="T3">Newsreader-y. Clearly spoken, to the point. Either apathetic professionalism or North Korean Newsreader enthusiasm.</text:span><text:span text:style-name="T4">]</text:span></text:p>
      <text:p text:style-name="P5"/>
      <text:p text:style-name="P2">Good Antenoon, Brothers.</text:p>
      <text:p text:style-name="P2"/>
      <text:p text:style-name="P2">Daymessage Proceeding.</text:p>
      <text:p text:style-name="P2"/>
      <text:p text:style-name="P2">District Four Three Six A. Be pluswatchful for Propcrime.<text:line-break/>Report Propcrime doubleplusspeedwise.<text:line-break/>Unspeedful reporting is Neglectcrime.</text:p>
      <text:p text:style-name="P2"/>
      <text:p text:style-name="P2">Propcriminals <text:span text:style-name="T1">will</text:span><text:span text:style-name="T2"> be unproceeded plusclosewise.</text:span></text:p>
      <text:p text:style-name="P2"><text:span text:style-name="T2"/></text:p>
      <text:p text:style-name="P8">Brothers – remain uncrimeful and pluscomplyful.</text:p>
      <text:p text:style-name="P2"><text:span text:style-name="T2"/></text:p>
      <text:p text:style-name="P8">Postdaymessage. Good day.</text:p>
      <text:p text:style-name="P2"><text:span text:style-name="T2"/></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Liberation Sans" officeooo:rsid="00016ded" officeooo:paragraph-rsid="00016de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lypost Script (11BelowStudio, July 2024)</text:p>
      </style:header>
      <style:footer>
        <text:p text:style-name="MP2"><text:bookmark-start text:name="PageNumWizard_FOOTER_Default Page Style1 Copy 1"/><text:page-number text:select-page="current">3</text:page-number><text:bookmark-end text:name="PageNumWizard_FOOTER_Default Page Style1 Copy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achel Lowe</meta:initial-creator>
    <meta:creation-date>2024-07-05T15:19:22.254000000</meta:creation-date>
    <dc:date>2024-07-05T20:27:36.671000000</dc:date>
    <dc:creator>Rachel Lowe</dc:creator>
    <meta:editing-duration>PT42M22S</meta:editing-duration>
    <meta:editing-cycles>8</meta:editing-cycles>
    <meta:generator>LibreOffice/7.6.7.2$Windows_X86_64 LibreOffice_project/dd47e4b30cb7dab30588d6c79c651f218165e3c5</meta:generator>
    <meta:print-date>2024-07-05T20:31:17.980000000</meta:print-date>
    <meta:printed-by>PDF files: Rachel Lowe</meta:printed-by>
    <meta:document-statistic meta:table-count="0" meta:image-count="0" meta:object-count="0" meta:page-count="3" meta:paragraph-count="34" meta:word-count="377" meta:character-count="2345" meta:non-whitespace-character-count="1995"/>
  </office:meta>
</office:document-meta>
</file>